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3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4.2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3.25cm" svg:x="1.25cm" svg:y="2.5cm">
          <text:p text:style-name="P1">React</text:p>
          <text:p text:style-name="P1">Frontend</text:p>
          <text:p text:style-name="P1">Fetched von No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3.25cm" svg:x="15.25cm" svg:y="18.25cm">
          <text:p text:style-name="P2">Datenbank</text:p>
          <text:p text:style-name="P2">Speichero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3.25cm" svg:x="8.5cm" svg:y="18.25cm">
          <text:p text:style-name="P2">Node</text:p>
          <text:p text:style-name="P2">Backend</text:p>
          <text:p text:style-name="P2">App.get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3.25cm" svg:x="8.75cm" svg:y="2.5cm">
          <text:p text:style-name="P2">Node</text:p>
          <text:p text:style-name="P2">Backend</text:p>
          <text:p text:style-name="P2">App.get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3.25cm" svg:x="15.25cm" svg:y="2.5cm">
          <text:p text:style-name="P2">Datenbank</text:p>
          <text:p text:style-name="P2">Speicheror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5cm" svg:height="3.5cm" svg:x="1.75cm" svg:y="18.25cm">
          <text:p text:style-name="P1">Templates String</text:p>
          <text:p text:style-name="P1">View Eng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.25cm" svg:x="1cm" svg:y="8.25cm">
          <text:p text:style-name="P1">React</text:p>
          <text:p text:style-name="P1">Frontend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.25cm" svg:x="1cm" svg:y="12.75cm">
          <text:p text:style-name="P1">View engine node</text:p>
          <text:p text:style-name="P1">Fronten editor</text:p>
          <text:p text:style-name="P1">CMS (contentful interfac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3.25cm" svg:x="9.5cm" svg:y="10.5cm">
          <text:p text:style-name="P2">Node</text:p>
          <text:p text:style-name="P2">Backend</text:p>
          <text:p text:style-name="P2">App.get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3.25cm" svg:x="15.25cm" svg:y="10.5cm">
          <text:p text:style-name="P2">Datenbank</text:p>
          <text:p text:style-name="P2">Speicheror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12cm" svg:x2="6.75cm" svg:y2="10cm">
          <text:p/>
        </draw:line>
        <draw:line draw:style-name="gr5" draw:text-style-name="P3" draw:layer="layout" svg:x1="6cm" svg:y1="14.5cm" svg:x2="10.75cm" svg:y2="12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1-18T13:36:24.373253982</meta:creation-date>
    <dc:date>2022-11-19T12:00:20.727220266</dc:date>
    <meta:editing-duration>PT22H13M46S</meta:editing-duration>
    <meta:editing-cycles>1</meta:editing-cycles>
    <meta:document-statistic meta:object-count="12"/>
    <meta:generator>LibreOffice/7.1.6.2$MacOSX_X86_64 LibreOffice_project/0e133318fcee89abacd6a7d077e292f1145735c3</meta:generator>
  </office:meta>
</office:document-meta>
</file>